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4.068cm" fo:min-width="11.692cm"/>
    </style:style>
    <style:style style:name="gr2" style:family="graphic" style:parent-style-name="standard">
      <style:graphic-properties draw:stroke="none" svg:stroke-color="#000000" draw:fill="none" draw:fill-color="#ffffff" fo:min-height="0.239cm"/>
    </style:style>
    <style:style style:name="gr3" style:family="graphic" style:parent-style-name="standard">
      <style:graphic-properties draw:textarea-horizontal-align="justify" draw:textarea-vertical-align="middle" draw:auto-grow-height="false" fo:min-height="0.131cm" fo:min-width="2.421cm"/>
    </style:style>
    <style:style style:name="gr4" style:family="graphic" style:parent-style-name="standard">
      <style:graphic-properties draw:fill-color="#dee6ef" draw:textarea-vertical-align="middle" draw:auto-grow-height="false" fo:min-height="0.639cm" fo:min-width="0.008cm"/>
    </style:style>
    <style:style style:name="gr5" style:family="graphic" style:parent-style-name="standard">
      <style:graphic-properties draw:stroke="none" svg:stroke-color="#000000" draw:fill="none" draw:fill-color="#ffffff" fo:min-height="0.195cm"/>
    </style:style>
    <style:style style:name="gr6" style:family="graphic" style:parent-style-name="standard">
      <style:graphic-properties draw:fill-color="#b3cac7" draw:textarea-horizontal-align="justify" draw:textarea-vertical-align="middle" draw:auto-grow-height="false" fo:min-height="0.131cm" fo:min-width="1.659cm"/>
    </style:style>
    <style:style style:name="gr7" style:family="graphic" style:parent-style-name="standard">
      <style:graphic-properties draw:fill-color="#b3cac7" draw:textarea-horizontal-align="justify" draw:textarea-vertical-align="middle" draw:auto-grow-height="false" fo:min-height="0.131cm" fo:min-width="2.788cm"/>
    </style:style>
    <style:style style:name="gr8" style:family="graphic" style:parent-style-name="standard">
      <style:graphic-properties draw:fill-color="#b3cac7" draw:textarea-horizontal-align="justify" draw:textarea-vertical-align="middle" draw:auto-grow-height="false" fo:min-height="0.131cm" fo:min-width="2.309cm"/>
    </style:style>
    <style:style style:name="gr9" style:family="graphic" style:parent-style-name="standard">
      <style:graphic-properties draw:fill-color="#b3cac7" draw:textarea-horizontal-align="justify" draw:textarea-vertical-align="middle" draw:auto-grow-height="false" fo:min-height="0.131cm" fo:min-width="1.722cm"/>
    </style:style>
    <style:style style:name="gr10" style:family="graphic" style:parent-style-name="standard">
      <style:graphic-properties draw:fill-color="#b3cac7" draw:textarea-horizontal-align="justify" draw:textarea-vertical-align="middle" draw:auto-grow-height="false" fo:min-height="0.131cm" fo:min-width="6.044cm"/>
    </style:style>
    <style:style style:name="gr11" style:family="graphic" style:parent-style-name="standard">
      <style:graphic-properties draw:fill-color="#afd095" draw:textarea-horizontal-align="justify" draw:textarea-vertical-align="middle" draw:auto-grow-height="false" fo:min-height="0.131cm" fo:min-width="1.722cm"/>
    </style:style>
    <style:style style:name="gr12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-color="#81aca6" draw:textarea-horizontal-align="justify" draw:textarea-vertical-align="middle" draw:auto-grow-height="false" fo:min-height="1.082cm" fo:min-width="1.722cm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text-properties fo:font-size="6pt" fo:font-weight="bold" style:font-size-asian="6pt" style:font-weight-asian="bold" style:font-size-complex="6pt" style:font-weight-complex="bold"/>
    </style:style>
    <style:style style:name="P3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4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b3cac7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afd095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81aca6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92cm" svg:height="4.318cm" svg:x="4.683cm" svg:y="9.50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27cm" svg:height="0.489cm" svg:x="4.683cm" svg:y="9.509cm">
          <draw:text-box>
            <text:p text:style-name="P2"><text:span text:style-name="T1">Démon</text:span></text:p>
          </draw:text-box>
        </draw:frame>
        <draw:custom-shape draw:style-name="gr3" draw:text-style-name="P4" draw:layer="layout" svg:width="2.921cm" svg:height="0.381cm" svg:x="6.483cm" svg:y="8.112cm">
          <text:p text:style-name="P4"><text:span text:style-name="T1">CL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21cm" svg:height="0.381cm" svg:x="11.483cm" svg:y="8.112cm">
          <text:p text:style-name="P5"><text:span text:style-name="T1">Interface web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508cm" svg:height="0.889cm" svg:x="10.29cm" svg:y="8.493cm">
          <text:p/>
          <draw:enhanced-geometry svg:viewBox="0 0 144 122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frame draw:style-name="gr5" draw:text-style-name="P3" draw:layer="layout" svg:width="1.647cm" svg:height="0.489cm" svg:x="9.883cm" svg:y="8.901cm">
          <draw:text-box>
            <text:p text:style-name="P2"><text:span text:style-name="T1">REST API</text:span></text:p>
          </draw:text-box>
        </draw:frame>
        <draw:custom-shape draw:style-name="gr6" draw:text-style-name="P8" draw:layer="layout" svg:width="2.159cm" svg:height="0.381cm" svg:x="4.81cm" svg:y="13.319cm">
          <text:p text:style-name="P7"><text:span text:style-name="T2">Surveiller les fichier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288cm" svg:height="0.381cm" svg:x="7.41cm" svg:y="13.319cm">
          <text:p text:style-name="P7"><text:span text:style-name="T2">Détecter le changment de fichiers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809cm" svg:height="0.381cm" svg:x="11.21cm" svg:y="13.319cm">
          <text:p text:style-name="P7"><text:span text:style-name="T2">Écouter les ports du réseau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222cm" svg:height="0.381cm" svg:x="14.41cm" svg:y="13.319cm">
          <text:p text:style-name="P7"><text:span text:style-name="T2">Éxecuter les script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544cm" svg:height="0.381cm" svg:x="7.41cm" svg:y="12.519cm">
          <text:p text:style-name="P7"><text:span text:style-name="T2">Router, cloner les données <text:s/>et Load Balance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544cm" svg:height="0.381cm" svg:x="7.41cm" svg:y="11.719cm">
          <text:p text:style-name="P7"><text:span text:style-name="T2">Indexer les données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544cm" svg:height="0.381cm" svg:x="7.41cm" svg:y="10.919cm">
          <text:p text:style-name="P7"><text:span text:style-name="T2">Chercher les donnée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288cm" svg:height="0.381cm" svg:x="6.51cm" svg:y="10.119cm">
          <text:p text:style-name="P7"><text:span text:style-name="T2">Alert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288cm" svg:height="0.381cm" svg:x="11.21cm" svg:y="10.119cm">
          <text:p text:style-name="P7"><text:span text:style-name="T2">Repor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222cm" svg:height="0.381cm" svg:x="14.41cm" svg:y="10.919cm">
          <text:p text:style-name="P7"><text:span text:style-name="T2">Distribuer les cherches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222cm" svg:height="0.381cm" svg:x="4.91cm" svg:y="10.919cm">
          <text:p text:style-name="P7"><text:span text:style-name="T2">Distribuer les cherch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508cm" svg:height="0.381cm" svg:x="16.621cm" svg:y="10.9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0.508cm" svg:height="0.381cm" svg:x="4.302cm" svg:y="10.90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2.222cm" svg:height="1.332cm" svg:x="14.41cm" svg:y="11.668cm">
          <text:p text:style-name="P7"><text:span text:style-name="T2">Contrôle d’accès </text:span></text:p>
          <text:p text:style-name="P7"><text:span text:style-name="T2">&amp; Utilisateu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22cm" svg:height="1.332cm" svg:x="4.91cm" svg:y="11.668cm">
          <text:p text:style-name="P7"><text:span text:style-name="T2">Déploiement des</text:span></text:p>
          <text:p text:style-name="P7"><text:span text:style-name="T2"><text:s/></text:span><text:span text:style-name="T2">serveurs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4.81cm" svg:y1="8.874cm" svg:x2="16.749cm" svg:y2="8.8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5:04:03.832404693</meta:creation-date>
    <meta:generator>LibreOffice/6.1.5.2$Linux_X86_64 LibreOffice_project/10$Build-2</meta:generator>
    <dc:date>2019-04-08T15:30:50.681218132</dc:date>
    <meta:editing-duration>PT26M38S</meta:editing-duration>
    <meta:editing-cycles>18</meta:editing-cycles>
    <meta:document-statistic meta:object-count="22"/>
  </office:meta>
</office:document-meta>
</file>